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i mathvariant="italic">Regressionsgerade</mi>
        </mtd>
      </mtr>
      <mtr>
        <mtd>
          <mrow/>
        </mtd>
      </mtr>
      <mtr>
        <mtd>
          <mrow>
            <mover accent="true">
              <mi>x</mi>
              <mo stretchy="false">¯</mo>
            </mover>
            <mi mathvariant="italic">und</mi>
            <mover accent="true">
              <mi>y</mi>
              <mo stretchy="false">¯</mo>
            </mover>
            <mi mathvariant="italic">ausrechnen</mi>
          </mrow>
        </mtd>
      </mtr>
      <mtr>
        <mtd>
          <mrow>
            <mi>m</mi>
            <mo stretchy="false">=</mo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 stretchy="false">¯</mo>
                        </mover>
                      </mrow>
                    </mrow>
                    <mo fence="true" form="postfix" stretchy="false">)</mo>
                  </mrow>
                </mrow>
                <mo stretchy="false">∗</mo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form="postfix" stretchy="false">)</mo>
                </mrow>
              </mrow>
              <mrow>
                <mi>n</mi>
                <mo stretchy="false">−</mo>
                <mn>1</mn>
              </mrow>
            </mfrac>
          </mrow>
        </mtd>
      </mtr>
      <mtr>
        <mtd>
          <mrow/>
        </mtd>
      </mtr>
      <mtr>
        <mtd>
          <mrow>
            <mi>m</mi>
            <mtext>in</mtext>
            <mrow>
              <mi>y</mi>
              <mo stretchy="false">=</mo>
              <mrow>
                <mi mathvariant="italic">mx</mi>
                <mo stretchy="false">+</mo>
                <mi>b</mi>
              </mrow>
            </mrow>
            <mi mathvariant="italic">einsetzen</mi>
          </mrow>
        </mtd>
      </mtr>
      <mtr>
        <mtd>
          <mrow>
            <mi mathvariant="italic">nach</mi>
            <mi>b</mi>
            <mi mathvariant="italic">umstellen</mi>
            <mo stretchy="false">→</mo>
            <mrow>
              <mi>b</mi>
              <mo stretchy="false">=</mo>
              <mrow>
                <mover accent="true">
                  <mi>y</mi>
                  <mo stretchy="false">¯</mo>
                </mover>
                <mo stretchy="false">−</mo>
                <mi>m</mi>
              </mrow>
            </mrow>
            <mover accent="true">
              <mi>x</mi>
              <mo stretchy="false">¯</mo>
            </mover>
          </mrow>
        </mtd>
      </mtr>
      <mtr>
        <mtd>
          <mrow>
            <mi mathvariant="italic">finale</mi>
            <mi mathvariant="italic">geradengleichung</mi>
            <mi mathvariant="italic">aufstellen</mi>
          </mrow>
        </mtd>
      </mtr>
    </mtable>
    <annotation encoding="StarMath 5.0">Regressionsgerade newline
newline
bar{ x } und bar{ y } ausrechnen newline
m={sum from{i=1}to{n} (x_i-bar{x})*(y_i-bar{y}) }over{ n-1 } newline
newline
m "in" y=mx+b einsetzen newline
nach b umstellen -&gt; b=bar{ y }-m bar{ x } newline
finale geradengleichung aufstellen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9:39:25.092000000</meta:creation-date>
    <dc:date>2023-11-07T09:50:42.619000000</dc:date>
    <meta:editing-duration>PT11M18S</meta:editing-duration>
    <meta:editing-cycles>1</meta:editing-cycles>
    <meta:generator>LibreOffice/7.5.2.2$Windows_X86_64 LibreOffice_project/53bb9681a964705cf672590721dbc85eb4d0c3a2</meta:generator>
  </office:meta>
</office:document-meta>
</file>